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2.148cm"/>
    </style:style>
    <style:style style:name="co5" style:family="table-column">
      <style:table-column-properties fo:break-before="auto" style:column-width="1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able-cell-properties fo:background-color="#00ef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column table:style-name="co5" table:number-columns-repeated="9" table:default-cell-style-name="Default"/>
        <table:table-column table:style-name="co4" table:number-columns-repeated="19" table:default-cell-style-name="Default"/>
        <table:table-column table:style-name="co5" table:number-columns-repeated="9" table:default-cell-style-name="Default"/>
        <table:table-column table:style-name="co4" table:number-columns-repeated="22" table:default-cell-style-name="Default"/>
        <table:table-column table:style-name="co5" table:default-cell-style-name="Default"/>
        <table:table-column table:style-name="co1" table:number-columns-repeated="94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項目</text:p>
          </table:table-cell>
          <table:table-cell/>
          <table:table-cell table:style-name="ce1" office:value-type="date" office:date-value="2021-01-16" calcext:value-type="date">
            <text:p>1/16（土）</text:p>
          </table:table-cell>
          <table:table-cell table:style-name="ce1" office:value-type="date" office:date-value="2021-01-17" calcext:value-type="date">
            <text:p>1/17（日）</text:p>
          </table:table-cell>
          <table:table-cell table:style-name="ce1" office:value-type="date" office:date-value="2021-01-18" calcext:value-type="date">
            <text:p>1/18（月）</text:p>
          </table:table-cell>
          <table:table-cell table:style-name="ce1" office:value-type="date" office:date-value="2021-01-19" calcext:value-type="date">
            <text:p>1/19（火）</text:p>
          </table:table-cell>
          <table:table-cell table:style-name="ce1" office:value-type="date" office:date-value="2021-01-20" calcext:value-type="date">
            <text:p>1/20（水）</text:p>
          </table:table-cell>
          <table:table-cell table:style-name="ce1" office:value-type="date" office:date-value="2021-01-21" calcext:value-type="date">
            <text:p>1/21（木）</text:p>
          </table:table-cell>
          <table:table-cell table:style-name="ce1" office:value-type="date" office:date-value="2021-01-22" calcext:value-type="date">
            <text:p>1/22（金）</text:p>
          </table:table-cell>
          <table:table-cell table:style-name="ce1" office:value-type="date" office:date-value="2021-01-23" calcext:value-type="date">
            <text:p>1/23（土）</text:p>
          </table:table-cell>
          <table:table-cell table:style-name="ce1" office:value-type="date" office:date-value="2021-01-24" calcext:value-type="date">
            <text:p>1/24（日）</text:p>
          </table:table-cell>
          <table:table-cell table:style-name="ce1" office:value-type="date" office:date-value="2021-01-25" calcext:value-type="date">
            <text:p>1/25（月）</text:p>
          </table:table-cell>
          <table:table-cell table:style-name="ce1" office:value-type="date" office:date-value="2021-01-26" calcext:value-type="date">
            <text:p>1/26（火）</text:p>
          </table:table-cell>
          <table:table-cell table:style-name="ce1" office:value-type="date" office:date-value="2021-01-27" calcext:value-type="date">
            <text:p>1/27（水）</text:p>
          </table:table-cell>
          <table:table-cell table:style-name="ce1" office:value-type="date" office:date-value="2021-01-28" calcext:value-type="date">
            <text:p>1/28（木）</text:p>
          </table:table-cell>
          <table:table-cell table:style-name="ce1" office:value-type="date" office:date-value="2021-01-29" calcext:value-type="date">
            <text:p>1/29（金）</text:p>
          </table:table-cell>
          <table:table-cell table:style-name="ce1" office:value-type="date" office:date-value="2021-01-30" calcext:value-type="date">
            <text:p>1/30（土）</text:p>
          </table:table-cell>
          <table:table-cell table:style-name="ce1" office:value-type="date" office:date-value="2021-01-31" calcext:value-type="date">
            <text:p>1/31（日）</text:p>
          </table:table-cell>
          <table:table-cell table:style-name="ce1" office:value-type="date" office:date-value="2021-02-01" calcext:value-type="date">
            <text:p>2/1（月）</text:p>
          </table:table-cell>
          <table:table-cell table:style-name="ce1" office:value-type="date" office:date-value="2021-02-02" calcext:value-type="date">
            <text:p>2/2（火）</text:p>
          </table:table-cell>
          <table:table-cell table:style-name="ce1" office:value-type="date" office:date-value="2021-02-03" calcext:value-type="date">
            <text:p>2/3（水）</text:p>
          </table:table-cell>
          <table:table-cell table:style-name="ce1" office:value-type="date" office:date-value="2021-02-04" calcext:value-type="date">
            <text:p>2/4（木）</text:p>
          </table:table-cell>
          <table:table-cell table:style-name="ce1" office:value-type="date" office:date-value="2021-02-05" calcext:value-type="date">
            <text:p>2/5（金）</text:p>
          </table:table-cell>
          <table:table-cell table:style-name="ce1" office:value-type="date" office:date-value="2021-02-06" calcext:value-type="date">
            <text:p>2/6（土）</text:p>
          </table:table-cell>
          <table:table-cell table:style-name="ce1" office:value-type="date" office:date-value="2021-02-07" calcext:value-type="date">
            <text:p>2/7（日）</text:p>
          </table:table-cell>
          <table:table-cell table:style-name="ce1" office:value-type="date" office:date-value="2021-02-08" calcext:value-type="date">
            <text:p>2/8（月）</text:p>
          </table:table-cell>
          <table:table-cell table:style-name="ce1" office:value-type="date" office:date-value="2021-02-09" calcext:value-type="date">
            <text:p>2/9（火）</text:p>
          </table:table-cell>
          <table:table-cell table:style-name="ce1" office:value-type="date" office:date-value="2021-02-10" calcext:value-type="date">
            <text:p>2/10（水）</text:p>
          </table:table-cell>
          <table:table-cell table:style-name="ce1" office:value-type="date" office:date-value="2021-02-11" calcext:value-type="date">
            <text:p>2/11（木）</text:p>
          </table:table-cell>
          <table:table-cell table:style-name="ce1" office:value-type="date" office:date-value="2021-02-12" calcext:value-type="date">
            <text:p>2/12（金）</text:p>
          </table:table-cell>
          <table:table-cell table:style-name="ce1" office:value-type="date" office:date-value="2021-02-13" calcext:value-type="date">
            <text:p>2/13（土）</text:p>
          </table:table-cell>
          <table:table-cell table:style-name="ce1" office:value-type="date" office:date-value="2021-02-14" calcext:value-type="date">
            <text:p>2/14（日）</text:p>
          </table:table-cell>
          <table:table-cell table:style-name="ce1" office:value-type="date" office:date-value="2021-02-15" calcext:value-type="date">
            <text:p>2/15（月）</text:p>
          </table:table-cell>
          <table:table-cell table:style-name="ce1" office:value-type="date" office:date-value="2021-02-16" calcext:value-type="date">
            <text:p>2/16（火）</text:p>
          </table:table-cell>
          <table:table-cell table:style-name="ce1" office:value-type="date" office:date-value="2021-02-17" calcext:value-type="date">
            <text:p>2/17（水）</text:p>
          </table:table-cell>
          <table:table-cell table:style-name="ce1" office:value-type="date" office:date-value="2021-02-18" calcext:value-type="date">
            <text:p>2/18（木）</text:p>
          </table:table-cell>
          <table:table-cell table:style-name="ce1" office:value-type="date" office:date-value="2021-02-19" calcext:value-type="date">
            <text:p>2/19（金）</text:p>
          </table:table-cell>
          <table:table-cell table:style-name="ce1" office:value-type="date" office:date-value="2021-02-20" calcext:value-type="date">
            <text:p>2/20（土）</text:p>
          </table:table-cell>
          <table:table-cell table:style-name="ce1" office:value-type="date" office:date-value="2021-02-21" calcext:value-type="date">
            <text:p>2/21（日）</text:p>
          </table:table-cell>
          <table:table-cell table:style-name="ce1" office:value-type="date" office:date-value="2021-02-22" calcext:value-type="date">
            <text:p>2/22（月）</text:p>
          </table:table-cell>
          <table:table-cell table:style-name="ce1" office:value-type="date" office:date-value="2021-02-23" calcext:value-type="date">
            <text:p>2/23（火）</text:p>
          </table:table-cell>
          <table:table-cell table:style-name="ce1" office:value-type="date" office:date-value="2021-02-24" calcext:value-type="date">
            <text:p>2/24（水）</text:p>
          </table:table-cell>
          <table:table-cell table:style-name="ce1" office:value-type="date" office:date-value="2021-02-25" calcext:value-type="date">
            <text:p>2/25（木）</text:p>
          </table:table-cell>
          <table:table-cell table:style-name="ce1" office:value-type="date" office:date-value="2021-02-26" calcext:value-type="date">
            <text:p>2/26（金）</text:p>
          </table:table-cell>
          <table:table-cell table:style-name="ce1" office:value-type="date" office:date-value="2021-02-27" calcext:value-type="date">
            <text:p>2/27（土）</text:p>
          </table:table-cell>
          <table:table-cell table:style-name="ce1" office:value-type="date" office:date-value="2021-02-28" calcext:value-type="date">
            <text:p>2/28（日）</text:p>
          </table:table-cell>
          <table:table-cell table:style-name="ce1" office:value-type="date" office:date-value="2021-03-01" calcext:value-type="date">
            <text:p>3/1（月）</text:p>
          </table:table-cell>
          <table:table-cell table:style-name="ce1" office:value-type="date" office:date-value="2021-03-02" calcext:value-type="date">
            <text:p>3/2（火）</text:p>
          </table:table-cell>
          <table:table-cell table:style-name="ce1" office:value-type="date" office:date-value="2021-03-03" calcext:value-type="date">
            <text:p>3/3（水）</text:p>
          </table:table-cell>
          <table:table-cell table:style-name="ce1" office:value-type="date" office:date-value="2021-03-04" calcext:value-type="date">
            <text:p>3/4（木）</text:p>
          </table:table-cell>
          <table:table-cell table:style-name="ce1" office:value-type="date" office:date-value="2021-03-05" calcext:value-type="date">
            <text:p>3/5（金）</text:p>
          </table:table-cell>
          <table:table-cell table:style-name="ce1" office:value-type="date" office:date-value="2021-03-06" calcext:value-type="date">
            <text:p>3/6（土）</text:p>
          </table:table-cell>
          <table:table-cell table:style-name="ce1" office:value-type="date" office:date-value="2021-03-07" calcext:value-type="date">
            <text:p>3/7（日）</text:p>
          </table:table-cell>
          <table:table-cell table:style-name="ce1" office:value-type="date" office:date-value="2021-03-08" calcext:value-type="date">
            <text:p>3/8（月）</text:p>
          </table:table-cell>
          <table:table-cell table:style-name="ce1" office:value-type="date" office:date-value="2021-03-09" calcext:value-type="date">
            <text:p>3/9（火）</text:p>
          </table:table-cell>
          <table:table-cell table:style-name="ce1" office:value-type="date" office:date-value="2021-03-10" calcext:value-type="date">
            <text:p>3/10（水）</text:p>
          </table:table-cell>
          <table:table-cell table:style-name="ce1" office:value-type="date" office:date-value="2021-03-11" calcext:value-type="date">
            <text:p>3/11（木）</text:p>
          </table:table-cell>
          <table:table-cell table:style-name="ce1" office:value-type="date" office:date-value="2021-03-12" calcext:value-type="date">
            <text:p>3/12（金）</text:p>
          </table:table-cell>
          <table:table-cell table:style-name="ce1" office:value-type="date" office:date-value="2021-03-13" calcext:value-type="date">
            <text:p>3/13（土）</text:p>
          </table:table-cell>
          <table:table-cell table:style-name="ce1" office:value-type="date" office:date-value="2021-03-14" calcext:value-type="date">
            <text:p>3/14（日）</text:p>
          </table:table-cell>
          <table:table-cell table:style-name="ce1" office:value-type="date" office:date-value="2021-03-15" calcext:value-type="date">
            <text:p>3/15（月）</text:p>
          </table:table-cell>
          <table:table-cell table:style-name="ce1" office:value-type="date" office:date-value="2021-03-16" calcext:value-type="date">
            <text:p>3/16（火）</text:p>
          </table:table-cell>
          <table:table-cell table:style-name="ce1" office:value-type="date" office:date-value="2021-03-17" calcext:value-type="date">
            <text:p>3/17（水）</text:p>
          </table:table-cell>
          <table:table-cell table:style-name="ce1" office:value-type="date" office:date-value="2021-03-18" calcext:value-type="date">
            <text:p>3/18（木）</text:p>
          </table:table-cell>
          <table:table-cell table:style-name="ce1" office:value-type="date" office:date-value="2021-03-19" calcext:value-type="date">
            <text:p>3/19（金）</text:p>
          </table:table-cell>
          <table:table-cell table:style-name="ce1" office:value-type="date" office:date-value="2021-03-20" calcext:value-type="date">
            <text:p>3/20（土）</text:p>
          </table:table-cell>
          <table:table-cell table:style-name="ce1" office:value-type="date" office:date-value="2021-03-21" calcext:value-type="date">
            <text:p>3/21（日）</text:p>
          </table:table-cell>
          <table:table-cell table:style-name="ce1" office:value-type="date" office:date-value="2021-03-22" calcext:value-type="date">
            <text:p>3/22（月）</text:p>
          </table:table-cell>
          <table:table-cell table:style-name="ce1" office:value-type="date" office:date-value="2021-03-23" calcext:value-type="date">
            <text:p>3/23（火）</text:p>
          </table:table-cell>
          <table:table-cell table:style-name="ce1" office:value-type="date" office:date-value="2021-03-24" calcext:value-type="date">
            <text:p>3/24（水）</text:p>
          </table:table-cell>
          <table:table-cell table:style-name="ce1" office:value-type="date" office:date-value="2021-03-25" calcext:value-type="date">
            <text:p>3/25（木）</text:p>
          </table:table-cell>
          <table:table-cell table:style-name="ce1" office:value-type="date" office:date-value="2021-03-26" calcext:value-type="date">
            <text:p>3/26（金）</text:p>
          </table:table-cell>
          <table:table-cell table:style-name="ce1" office:value-type="date" office:date-value="2021-03-27" calcext:value-type="date">
            <text:p>3/27（土）</text:p>
          </table:table-cell>
          <table:table-cell table:style-name="ce1" office:value-type="date" office:date-value="2021-03-28" calcext:value-type="date">
            <text:p>3/28（日）</text:p>
          </table:table-cell>
          <table:table-cell table:style-name="ce1" office:value-type="date" office:date-value="2021-03-29" calcext:value-type="date">
            <text:p>3/29（月）</text:p>
          </table:table-cell>
          <table:table-cell table:style-name="ce1" office:value-type="date" office:date-value="2021-03-30" calcext:value-type="date">
            <text:p>3/30（火）</text:p>
          </table:table-cell>
          <table:table-cell table:style-name="ce1" office:value-type="date" office:date-value="2021-03-31" calcext:value-type="date">
            <text:p>3/31（水）</text:p>
          </table:table-cell>
          <table:table-cell table:style-name="ce1" office:value-type="date" office:date-value="2021-04-01" calcext:value-type="date">
            <text:p>4/1（木）</text:p>
          </table:table-cell>
          <table:table-cell table:number-columns-repeated="945"/>
        </table:table-row>
        <table:table-row table:style-name="ro1">
          <table:table-cell/>
          <table:table-cell office:value-type="string" calcext:value-type="string">
            <text:p>要件定義</text:p>
          </table:table-cell>
          <table:table-cell office:value-type="string" calcext:value-type="string">
            <text:p>要件定義書</text:p>
          </table:table-cell>
          <table:table-cell table:number-columns-repeated="6"/>
          <table:table-cell table:style-name="ce2"/>
          <table:table-cell table:style-name="ce3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基本設計</text:p>
          </table:table-cell>
          <table:table-cell office:value-type="string" calcext:value-type="string">
            <text:p>ワイヤーフレーム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詳細設計</text:p>
          </table:table-cell>
          <table:table-cell office:value-type="string" calcext:value-type="string">
            <text:p>APIシナリオ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wagger</text:p>
          </table:table-cell>
          <table:table-cell table:number-columns-repeated="13"/>
          <table:table-cell table:style-name="ce2"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調査</text:p>
          </table:table-cell>
          <table:table-cell office:value-type="string" calcext:value-type="string">
            <text:p>相関図の作り方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相関図10人以上のパターン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3.js調査</text:p>
          </table:table-cell>
          <table:table-cell/>
          <table:table-cell table:style-name="ce2"/>
          <table:table-cell table:number-columns-repeated="6"/>
          <table:table-cell table:style-name="ce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製造</text:p>
          </table:table-cell>
          <table:table-cell office:value-type="string" calcext:value-type="string">
            <text:p>web</text:p>
          </table:table-cell>
          <table:table-cell table:number-columns-repeated="27"/>
          <table:table-cell table:style-name="ce2" table:number-columns-repeated="3"/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api</text:p>
          </table:table-cell>
          <table:table-cell table:number-columns-repeated="35"/>
          <table:table-cell table:style-name="ce2" table:number-columns-repeated="3"/>
          <table:table-cell table:number-columns-repeated="3"/>
          <table:table-cell table:style-name="ce2" table:number-columns-repeated="3"/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試験</text:p>
          </table:table-cell>
          <table:table-cell office:value-type="string" calcext:value-type="string">
            <text:p>結合</text:p>
          </table:table-cell>
          <table:table-cell table:number-columns-repeated="48"/>
          <table:table-cell table:style-name="ce2" table:number-columns-repeated="3"/>
          <table:table-cell table:number-columns-repeated="97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 number:title="ユーザー定義">
      <number:year number:style="long"/>
      <number:text>/</number:text>
      <number:month/>
      <number:text>/</number:text>
      <number:day/>
      <number:text>（</number:text>
      <number:day-of-week number:calendar="gengou"/>
      <number:text>）</number:text>
    </number:date-style>
    <number:date-style style:name="N111">
      <number:month/>
      <number:text>/</number:text>
      <number:day/>
      <number:text>（</number:text>
      <number:day-of-week number:calendar="gengou"/>
      <number:text>）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6T01:12:19.029000000</meta:creation-date>
    <dc:date>2021-01-16T01:28:02.348000000</dc:date>
    <meta:editing-duration>PT5M27S</meta:editing-duration>
    <meta:editing-cycles>1</meta:editing-cycles>
    <meta:document-statistic meta:table-count="1" meta:cell-count="93" meta:object-count="0"/>
    <meta:generator>LibreOffice/7.0.0.3$Windows_X86_64 LibreOffice_project/8061b3e9204bef6b321a21033174034a5e2ea88e</meta:generator>
  </office:meta>
</office:document-meta>
</file>